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死神J
「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J
「コイツ・・・つ、強すぎだろ・・・ハァ・・・ハァ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確かに、我々の戦力をはるかに凌駕し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K
「しかし彼女とて、体力は無限では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死神K
「御覧なさい、わずかですが動きが鈍ってきて
　います・・・」</text:p>
          </table:table-cell>
          <table:table-cell table:number-columns-repeated="1023"/>
        </table:table-row>
        <table:table-row>
          <table:table-cell table:style-name="ce0" office:value-type="string">
            <text:p>死神L
「今、仲間の一人が増援を呼びに行ったぜ！」</text:p>
          </table:table-cell>
          <table:table-cell table:number-columns-repeated="1023"/>
        </table:table-row>
        <table:table-row>
          <table:table-cell table:style-name="ce0" office:value-type="string">
            <text:p>死神L
「この4体持ちを狩る絶好のチャンスだ！
　もう少し持ちこたえろ！」</text:p>
          </table:table-cell>
          <table:table-cell table:number-columns-repeated="1023"/>
        </table:table-row>
        <table:table-row>
          <table:table-cell table:style-name="ce0" office:value-type="string">
            <text:p>\C[6]死神少女が竜毒作戦を破った後、次々と波状
攻撃を仕掛ける死神たちを蹴散らし続けて
15分が経過した。</text:p>
          </table:table-cell>
          <table:table-cell table:number-columns-repeated="1023"/>
        </table:table-row>
        <table:table-row>
          <table:table-cell table:style-name="ce0" office:value-type="string">
            <text:p>\C[6]彼女が返り討ちにした死神は約20人。
その絶大な戦闘能力をもってすれば、息をする
かのように何の造作も無い程度の人数である。</text:p>
          </table:table-cell>
          <table:table-cell table:number-columns-repeated="1023"/>
        </table:table-row>
        <table:table-row>
          <table:table-cell table:style-name="ce0" office:value-type="string">
            <text:p>\C[6]が、死神の一人が言うように、マシンのごとく
寸分の狂いもない正確な攻撃を繰り出していた
少女の動きが、明らかにぎこちなくなりはじめて
いた。</text:p>
          </table:table-cell>
          <table:table-cell table:number-columns-repeated="1023"/>
        </table:table-row>
        <table:table-row>
          <table:table-cell table:style-name="ce0" office:value-type="string">
            <text:p>\C[6]確かに彼女とて、体力は有限である。　この
まま延々と数の暴力を受け続ければ、やがて
限界が訪れることは想像にかたくない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の時彼女が感じていたのは、疲労や
倦怠の類ではなかった。</text:p>
          </table:table-cell>
          <table:table-cell table:number-columns-repeated="1023"/>
        </table:table-row>
        <table:table-row>
          <table:table-cell table:style-name="ce0" office:value-type="string">
            <text:p>\C[6]いつもどおりのポーカーフェイスに似つかわしく
ない、数条の汗。</text:p>
          </table:table-cell>
          <table:table-cell table:number-columns-repeated="1023"/>
        </table:table-row>
        <table:table-row>
          <table:table-cell table:style-name="ce0" office:value-type="string">
            <text:p>\C[6]時折、思い出したかのように、きゅっと寄せ
合わされるふともも。</text:p>
          </table:table-cell>
          <table:table-cell table:number-columns-repeated="1023"/>
        </table:table-row>
        <table:table-row>
          <table:table-cell table:style-name="ce0" office:value-type="string">
            <text:p>\C[6]彼女が持つ4つの肉体がすべて、普段とは
違った挙動を示しているのだ。</text:p>
          </table:table-cell>
          <table:table-cell table:number-columns-repeated="1023"/>
        </table:table-row>
        <table:table-row>
          <table:table-cell table:style-name="ce0" office:value-type="string">
            <text:p>\C[6]いったい何が彼女にそうさせているのか。
その答えは、彼女がそっと手を当てた下腹部の
内側に隠されてい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おしっこ・・・・・・・・・・・・・・・・・・・・
・・・したい・・・・・・・・・・・・・・・・・・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\C[6]魔界最強の種族である死神の、はるか頂点に
君臨する圧倒的存在となる彼女を執拗に
苦しめていたのは、膀胱にたっぷりと溜まって
いる尿であった。</text:p>
          </table:table-cell>
          <table:table-cell table:number-columns-repeated="1023"/>
        </table:table-row>
        <table:table-row>
          <table:table-cell table:style-name="ce0" office:value-type="string">
            <text:p>\C[6]この15分間で彼女の体内にいったい何が起きて
いたのか。</text:p>
          </table:table-cell>
          <table:table-cell table:number-columns-repeated="1023"/>
        </table:table-row>
        <table:table-row>
          <table:table-cell table:style-name="ce0" office:value-type="string">
            <text:p>\C[6]驚異的な代謝で毒素を瞬時に分解する能力に
ついては前述したとおりであるが、これには
2つの代償が介在している。</text:p>
          </table:table-cell>
          <table:table-cell table:number-columns-repeated="1023"/>
        </table:table-row>
        <table:table-row>
          <table:table-cell table:style-name="ce0" office:value-type="string">
            <text:p>\C[6]1つは、彼女がたびたび見せる絶大な食欲で
ある。</text:p>
          </table:table-cell>
          <table:table-cell table:number-columns-repeated="1023"/>
        </table:table-row>
        <table:table-row>
          <table:table-cell table:style-name="ce0" office:value-type="string">
            <text:p>\C[6]代謝が高いということは、その分エネルギーを
大きく消耗することになる。　加えて、その
高エネルギーを必要とする肉体が4つもあると
なれば、燃費の悪さは他者の比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そしてもう1つの代償とは、毒素分解時に急激に
高まる排泄量である。</text:p>
          </table:table-cell>
          <table:table-cell table:number-columns-repeated="1023"/>
        </table:table-row>
        <table:table-row>
          <table:table-cell table:style-name="ce0" office:value-type="string">
            <text:p>\C[6]分解されたとは言え、その成分を完璧に無害に
することは難しい。</text:p>
          </table:table-cell>
          <table:table-cell table:number-columns-repeated="1023"/>
        </table:table-row>
        <table:table-row>
          <table:table-cell table:style-name="ce0" office:value-type="string">
            <text:p>\C[6]体にとって有害な成分を体外に排泄するため、
毒素分解後は普段とは比較にならないスピード
で尿が溜ま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ましてや竜毒を致死量レベルに摂取した彼女の
肉体は、通常時の実に10倍以上の速度で尿を
膀胱へ送り込んで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さらに、先ほど食後に飲み干した大量の水分
（ちなみに中身は紅茶である）が、その効果を
大きく跳ね上げていることは言うまでもない。</text:p>
          </table:table-cell>
          <table:table-cell table:number-columns-repeated="1023"/>
        </table:table-row>
        <table:table-row>
          <table:table-cell table:style-name="ce0" office:value-type="string">
            <text:p>増援1
「こいつか、ウワサの4体持ちってのは。」</text:p>
          </table:table-cell>
          <table:table-cell table:number-columns-repeated="1023"/>
        </table:table-row>
        <table:table-row>
          <table:table-cell table:style-name="ce0" office:value-type="string">
            <text:p>増援2
「へえ、派手にやってるわね。　ふふふ・・・
　これは楽しみだわ・・・！」</text:p>
          </table:table-cell>
          <table:table-cell table:number-columns-repeated="1023"/>
        </table:table-row>
        <table:table-row>
          <table:table-cell table:style-name="ce0" office:value-type="string">
            <text:p>増援3
「まだまだオレの舎弟どもがこっちへ向かって
　るぜ。」</text:p>
          </table:table-cell>
          <table:table-cell table:number-columns-repeated="1023"/>
        </table:table-row>
        <table:table-row>
          <table:table-cell table:style-name="ce0" office:value-type="string">
            <text:p>増援4
「油断はしない。　全力で確実に潰す。」</text:p>
          </table:table-cell>
          <table:table-cell table:number-columns-repeated="1023"/>
        </table:table-row>
        <table:table-row>
          <table:table-cell table:style-name="ce0" office:value-type="string">
            <text:p>（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増援3
「へ、へぇ・・・なるほどね・・・これは・・・うん・・・」</text:p>
          </table:table-cell>
          <table:table-cell table:number-columns-repeated="1023"/>
        </table:table-row>
        <table:table-row>
          <table:table-cell table:style-name="ce0" office:value-type="string">
            <text:p>増援2
「ウワサどおり・・・てか、ウワサ以上ね・・・」</text:p>
          </table:table-cell>
          <table:table-cell table:number-columns-repeated="1023"/>
        </table:table-row>
        <table:table-row>
          <table:table-cell table:style-name="ce0" office:value-type="string">
            <text:p>増援1
「クッ・・・ちまちまやっててもダメだ！」</text:p>
          </table:table-cell>
          <table:table-cell table:number-columns-repeated="1023"/>
        </table:table-row>
        <table:table-row>
          <table:table-cell table:style-name="ce0" office:value-type="string">
            <text:p>増援1
「全員で一気にかかれッ！！」</text:p>
          </table:table-cell>
          <table:table-cell table:number-columns-repeated="1023"/>
        </table:table-row>
        <table:table-row>
          <table:table-cell table:style-name="ce0" office:value-type="string">
            <text:p>\C[6]さらなる増援が見込まれているのであれば、
下手に先制攻撃など仕掛けずに時間稼ぎを
すべきであったが、</text:p>
          </table:table-cell>
          <table:table-cell table:number-columns-repeated="1023"/>
        </table:table-row>
        <table:table-row>
          <table:table-cell table:style-name="ce0" office:value-type="string">
            <text:p>\C[6]早まった彼らは当然の帰結として全滅に至った。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・・・。</text:p>
          </table:table-cell>
          <table:table-cell table:number-columns-repeated="1023"/>
        </table:table-row>
        <table:table-row>
          <table:table-cell table:style-name="ce0" office:value-type="string">
            <text:p>\C[6]しかしこのわずかな経過の際にも、彼女の
尿意はボトルに水を注ぐかのごとく、さらに
水位を上げていた。</text:p>
          </table:table-cell>
          <table:table-cell table:number-columns-repeated="1023"/>
        </table:table-row>
        <table:table-row>
          <table:table-cell table:style-name="ce0" office:value-type="string">
            <text:p>\C[6]おもむろに物陰へと身を隠したかと思えば、特に
躊躇することもなくしゃがみ込んだ彼女を見て、
意表を突かれた方も多いだろう。</text:p>
          </table:table-cell>
          <table:table-cell table:number-columns-repeated="1023"/>
        </table:table-row>
        <table:table-row>
          <table:table-cell table:style-name="ce0" office:value-type="string">
            <text:p>\C[6]推察のとおり、彼女は野外放尿に及ぼうとして
いる。</text:p>
          </table:table-cell>
          <table:table-cell table:number-columns-repeated="1023"/>
        </table:table-row>
        <table:table-row>
          <table:table-cell table:style-name="ce0" office:value-type="string">
            <text:p>\C[6]しかし驚くことではない。</text:p>
          </table:table-cell>
          <table:table-cell table:number-columns-repeated="1023"/>
        </table:table-row>
        <table:table-row>
          <table:table-cell table:style-name="ce0" office:value-type="string">
            <text:p>\C[6]これまでの彼女の言動や身なりを考慮すれば、
この死神少女が魔界において、特に人の目を
気にしたり、自身の行いを公序良俗に則する
節が無かったことは容易に理解できるだろう。</text:p>
          </table:table-cell>
          <table:table-cell table:number-columns-repeated="1023"/>
        </table:table-row>
        <table:table-row>
          <table:table-cell table:style-name="ce0" office:value-type="string">
            <text:p>\C[6]粗雑な言い方をすれば、これまで彼女は尿意を
催したところでトイレを探すことなどせず、
その辺の適当な場所で好き勝手に野ションを
してきたのである。</text:p>
          </table:table-cell>
          <table:table-cell table:number-columns-repeated="1023"/>
        </table:table-row>
        <table:table-row>
          <table:table-cell table:style-name="ce0" office:value-type="string">
            <text:p>\C[6]例えそれが今回のように敵地であったとしても、
その振る舞いに変わりは無いのだ。</text:p>
          </table:table-cell>
          <table:table-cell table:number-columns-repeated="1023"/>
        </table:table-row>
        <table:table-row>
          <table:table-cell table:style-name="ce0" office:value-type="string">
            <text:p>\C[6]ただ強いて言えば、物陰に入り、申し訳程度の
遮蔽を試みたあたりは、局部を露出する事に
対する彼女なりのささやかな羞恥心の証明と
成り得るかもしれない。</text:p>
          </table:table-cell>
          <table:table-cell table:number-columns-repeated="1023"/>
        </table:table-row>
        <table:table-row>
          <table:table-cell table:style-name="ce0" office:value-type="string">
            <text:p>\C[6]いずれにせよ、生物にとって不快である尿意と
いう感覚から逃れるため、彼女は今まさに、
ここで放尿しようとしているのである。</text:p>
          </table:table-cell>
          <table:table-cell table:number-columns-repeated="1023"/>
        </table:table-row>
        <table:table-row>
          <table:table-cell table:style-name="ce0" office:value-type="string">
            <text:p>\C[6]しかし先に述べておこう。</text:p>
          </table:table-cell>
          <table:table-cell table:number-columns-repeated="1023"/>
        </table:table-row>
        <table:table-row>
          <table:table-cell table:style-name="ce0" office:value-type="string">
            <text:p>\C[6]これまで辛抱や焦燥とは無縁だった彼女が、
今日初めて、かつて経験したことのない生理的
欲求と葛藤にさいなまれる事となるのだ。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くそ、遅かったか・・・！！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たった一人でこれだけの人数を・・・！？」</text:p>
          </table:table-cell>
          <table:table-cell table:number-columns-repeated="1023"/>
        </table:table-row>
        <table:table-row>
          <table:table-cell table:style-name="ce0" office:value-type="string">
            <text:p>追っ手たちの声
「許せねえ！　まだ近くにいるはずだ、捜せ！」</text:p>
          </table:table-cell>
          <table:table-cell table:number-columns-repeated="1023"/>
        </table:table-row>
        <table:table-row>
          <table:table-cell table:style-name="ce0" office:value-type="string">
            <text:p>\C[6]新たに駆けつけた増援の声に、出しかかった
おしっこを反射的にこらえて立ち上がる少女。</text:p>
          </table:table-cell>
          <table:table-cell table:number-columns-repeated="1023"/>
        </table:table-row>
        <table:table-row>
          <table:table-cell table:style-name="ce0" office:value-type="string">
            <text:p>\C[6]彼女が警戒するのも無理はない。　いかに
4体持ちが群を抜く強さを誇るとしても、地面に
しゃがみ放尿している無防備な所を狙われれば
無事では済まないことを本能的に察知したのだ。</text:p>
          </table:table-cell>
          <table:table-cell table:number-columns-repeated="1023"/>
        </table:table-row>
        <table:table-row>
          <table:table-cell table:style-name="ce0" office:value-type="string">
            <text:p>\C[6]“4体持ち”という言葉を聞いて、賢い方なら
ひらめいたかもしれないが、増援に対して3体で
応戦し、残りの1体ずつ順に排泄を済ませれば
この状況を乗り切ることができただろう。</text:p>
          </table:table-cell>
          <table:table-cell table:number-columns-repeated="1023"/>
        </table:table-row>
        <table:table-row>
          <table:table-cell table:style-name="ce0" office:value-type="string">
            <text:p>\C[6]しかし、これまで無造作で粗暴な攻撃だけで
敵を殲滅してきた彼女には、こういった策を練る
だけの聡明さは無かっ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